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233d" officeooo:paragraph-rsid="0020233d"/>
    </style:style>
    <style:style style:name="P2" style:family="paragraph" style:parent-style-name="Standard">
      <style:text-properties officeooo:rsid="00202693" officeooo:paragraph-rsid="00202693"/>
    </style:style>
    <style:style style:name="P3" style:family="paragraph" style:parent-style-name="Standard">
      <style:text-properties officeooo:rsid="002067fc" officeooo:paragraph-rsid="002067fc"/>
    </style:style>
    <style:style style:name="P4" style:family="paragraph" style:parent-style-name="Standard">
      <style:text-properties officeooo:rsid="002067fc" officeooo:paragraph-rsid="002067fc" fo:background-color="transparent"/>
    </style:style>
    <style:style style:name="P5" style:family="paragraph" style:parent-style-name="Standard">
      <style:text-properties officeooo:rsid="0021c399" officeooo:paragraph-rsid="0021c399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3c3b" style:font-style-asian="italic" style:font-style-complex="italic"/>
    </style:style>
    <style:style style:name="T3" style:family="text">
      <style:text-properties officeooo:rsid="00202693"/>
    </style:style>
    <style:style style:name="T4" style:family="text">
      <style:text-properties officeooo:rsid="002067f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67fc" fo:background-color="#ffff00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318d9" style:font-style-asian="normal" style:font-style-complex="normal"/>
    </style:style>
    <style:style style:name="T9" style:family="text">
      <style:text-properties fo:font-style="normal" officeooo:rsid="00243c3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say topic: Poland's best bets to move away from coal</text:p>
      <text:p text:style-name="P2"/>
      <text:p text:style-name="P2"/>
      <text:p text:style-name="P2"/>
      <text:p text:style-name="P1"/>
      <text:p text:style-name="P1"/>
      <text:p text:style-name="P1">References:</text:p>
      <text:p text:style-name="P1"/>
      <text:p text:style-name="P3">The yellow highlighted parts are not formal parts of references, just my translations of authors and titles.</text:p>
      <text:p text:style-name="P1"/>
      <text:p text:style-name="P1">IEA, 2024. <text:span text:style-name="T1">Poland</text:span>. [online] Available at: &lt;https://www.iea.org/countries/poland/electricity&gt; [Accessed 23 February 2025].</text:p>
      <text:p text:style-name="P1"/>
      <text:p text:style-name="P1">IEA, 2022. Poland 2022. [online] Available at: &lt;https://www.iea.org/reports/poland-2022&gt;<text:span text:style-name="T3">.</text:span></text:p>
      <text:p text:style-name="P1"/>
      <text:p text:style-name="P1"><text:span text:style-name="T3">Ministerstwo Klimatu i Środowiska, </text:span><text:span text:style-name="T4">2022. </text:span><text:span text:style-name="T3">Polityka energetyczna Polski do 2040 r. [online] Available at: &lt;</text:span>https://www.gov.pl/web/klimat/polityka-energetyczna-polski<text:span text:style-name="T3">&gt;</text:span><text:span text:style-name="T4">. </text:span><text:span text:style-name="T6">(Polish Minitry of Climate and Environment: Energy policy for Poland until 2040)</text:span></text:p>
      <text:p text:style-name="P1"><text:span text:style-name="T6"/></text:p>
      <text:p text:style-name="P4">Partia Zieloni, 2022. Zielony Plan Odbudowy. [online] Available at: &lt;https://partiazieloni.pl/wp-content/uploads/admin/docs/Zielony-Plan-Odbudowy-1.pdf&gt;. <text:span text:style-name="T5">(Polish Green Party, Green Rebuild Plan; contains a section on Energy Transition)</text:span>.</text:p>
      <text:p text:style-name="P4"/>
      <text:p text:style-name="P4">Kardaś, Sz. 2023. <text:span text:style-name="T7">From coal to consensus: Poland’s energy transition and its European future. [online] Available at: &lt;https://ecfr.eu/publication/from-coal-to-consensus-polands-energy-transition-and-its-european-future/#&gt;.</text:span></text:p>
      <text:p text:style-name="P4"><text:span text:style-name="T7"/></text:p>
      <text:p text:style-name="P5"><text:span text:style-name="T7">Secretariat Technical Assistance for Regions in Transition (START), 2024. START report on deliverables - Lower Silesia (PL) [online] Available at: &lt;https://circabc.europa.eu/ui/group/301e9528-b63b-4ca5-b7fa-c7f879572d5e/library/4d2f1ad7-209e-4b75-8e32-e0126ab20e8b/details?download=true&gt;</text:span><text:span text:style-name="T8">.</text:span></text:p>
      <text:p text:style-name="P5"><text:span text:style-name="T8"/></text:p>
      <text:p text:style-name="P5"><text:span text:style-name="T9">European Commission, Directorate-General for Energy, 2024. </text:span><text:span text:style-name="T2">Reimagining Transition in Eastern Wielkopolska : recommendations to build a sustainable ecosystem for social entrepreneurship that benefits citizens and local communities affected by the energy transition</text:span><text:span text:style-name="T9">. Publications Office of the European Union. https://data.europa.eu/doi/10.2833/043634.</text:span></text:p>
      <text:p text:style-name="P5"><text:span text:style-name="T9"/></text:p>
      <text:p text:style-name="P5"><text:span text:style-name="T9">European Commission, Directorate-General for Energy, 2024. </text:span><text:span text:style-name="T2">Regional profile Silesia, Poland. Publications Office of the European Union</text:span><text:span text:style-name="T9">. https://data.europa.eu/doi/10.2833/225888.</text:span></text:p>
      <text:p text:style-name="P5"><text:span text:style-name="T9"/></text:p>
      <text:p text:style-name="P5"><text:span text:style-name="T9">European Commission, Directorate-General for Energy, 2024. </text:span><text:span text:style-name="T2">Regional profile Wielkopolska, Poland. Publications Office of the European Union</text:span><text:span text:style-name="T9">. https://data.europa.eu/doi/10.2833/084091.</text:span></text:p>
      <text:p text:style-name="P5"><text:span text:style-name="T9"/></text:p>
      <text:p text:style-name="P5"><text:span text:style-name="T9">European Commission, Directorate-General for Energy, 2024. </text:span><text:span text:style-name="T2">Regional profile Lower Silesia, Poland. Publications Office of the European Union</text:span><text:span text:style-name="T9">. https://data.europa.eu/doi/10.2833/321710.</text:span></text:p>
      <text:p text:style-name="P5"><text:span text:style-name="T9"/></text:p>
      <text:p text:style-name="P5"><text:span text:style-name="T9">Directorate-General for Energy, 2021. </text:span><text:span text:style-name="T2">Good practice examples of regional and sub-regional strategies in coal regions in transition (Karlovy Vary START programme)</text:span><text:span text:style-name="T9">. [online] Available at: &lt;https://energy.ec.europa.eu/publications/good-practice-examples-regional-and-sub-regional-strategies-coal-regions-transition-karlovy-vary_en&gt;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4:15.993049316</meta:creation-date>
    <meta:generator>LibreOffice/24.2.7.2$Linux_X86_64 LibreOffice_project/420$Build-2</meta:generator>
    <dc:date>2025-02-27T21:18:23.302065320</dc:date>
    <meta:editing-duration>PT1H13M22S</meta:editing-duration>
    <meta:editing-cycles>5</meta:editing-cycles>
    <meta:document-statistic meta:table-count="0" meta:image-count="0" meta:object-count="0" meta:page-count="1" meta:paragraph-count="14" meta:word-count="251" meta:character-count="2599" meta:non-whitespace-character-count="2362"/>
  </office:meta>
</office:document-meta>
</file>